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paragraph-rsid="011c2009" style:font-weight-asian="bold" style:font-weight-complex="bold"/>
    </style:style>
    <style:style style:name="P2" style:family="paragraph" style:parent-style-name="Text_20_body">
      <style:text-properties fo:font-weight="bold" officeooo:rsid="0295989f" officeooo:paragraph-rsid="0295989f" style:font-weight-asian="bold" style:font-weight-complex="bold"/>
    </style:style>
    <style:style style:name="P3" style:family="paragraph" style:parent-style-name="Text_20_body">
      <style:text-properties fo:font-weight="bold" officeooo:rsid="0298cfc3" officeooo:paragraph-rsid="0298cfc3" style:font-weight-asian="bold" style:font-weight-complex="bold"/>
    </style:style>
    <style:style style:name="P4" style:family="paragraph" style:parent-style-name="Text_20_body">
      <style:text-properties officeooo:paragraph-rsid="0258c971"/>
    </style:style>
    <style:style style:name="P5" style:family="paragraph" style:parent-style-name="Text_20_body">
      <style:text-properties officeooo:paragraph-rsid="027985c7"/>
    </style:style>
    <style:style style:name="P6" style:family="paragraph" style:parent-style-name="Text_20_body">
      <style:text-properties officeooo:paragraph-rsid="026859ac"/>
    </style:style>
    <style:style style:name="P7" style:family="paragraph" style:parent-style-name="Text_20_body">
      <style:text-properties officeooo:rsid="029df9a7" officeooo:paragraph-rsid="029df9a7"/>
    </style:style>
    <style:style style:name="P8" style:family="paragraph" style:parent-style-name="Text_20_body">
      <style:text-properties officeooo:paragraph-rsid="02a0ff5e"/>
    </style:style>
    <style:style style:name="P9" style:family="paragraph" style:parent-style-name="Text_20_body">
      <style:text-properties officeooo:paragraph-rsid="02a1eff2"/>
    </style:style>
    <style:style style:name="P10" style:family="paragraph" style:parent-style-name="Text_20_body">
      <style:text-properties officeooo:paragraph-rsid="02a459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c951" style:font-weight-asian="bold" style:font-weight-complex="bold"/>
    </style:style>
    <style:style style:name="T3" style:family="text">
      <style:text-properties fo:font-weight="bold" officeooo:rsid="0147670a" style:font-weight-asian="bold" style:font-weight-complex="bold"/>
    </style:style>
    <style:style style:name="T4" style:family="text">
      <style:text-properties fo:font-weight="bold" officeooo:rsid="021521a3" style:font-weight-asian="bold" style:font-weight-complex="bold"/>
    </style:style>
    <style:style style:name="T5" style:family="text">
      <style:text-properties fo:font-weight="bold" officeooo:rsid="02266356" style:font-weight-asian="bold" style:font-weight-complex="bold"/>
    </style:style>
    <style:style style:name="T6" style:family="text">
      <style:text-properties fo:font-weight="bold" officeooo:rsid="024c350d" style:font-weight-asian="bold" style:font-weight-complex="bold"/>
    </style:style>
    <style:style style:name="T7" style:family="text">
      <style:text-properties fo:font-weight="bold" officeooo:rsid="0258c971" style:font-weight-asian="bold" style:font-weight-complex="bold"/>
    </style:style>
    <style:style style:name="T8" style:family="text">
      <style:text-properties fo:font-weight="bold" officeooo:rsid="026859ac" style:font-weight-asian="bold" style:font-weight-complex="bold"/>
    </style:style>
    <style:style style:name="T9" style:family="text">
      <style:text-properties fo:font-weight="bold" officeooo:rsid="02770d63" style:font-weight-asian="bold" style:font-weight-complex="bold"/>
    </style:style>
    <style:style style:name="T10" style:family="text">
      <style:text-properties fo:font-weight="bold" officeooo:rsid="0295989f" style:font-weight-asian="bold" style:font-weight-complex="bold"/>
    </style:style>
    <style:style style:name="T11" style:family="text">
      <style:text-properties fo:font-weight="bold" officeooo:rsid="02948874" style:font-weight-asian="bold" style:font-weight-complex="bold"/>
    </style:style>
    <style:style style:name="T12" style:family="text">
      <style:text-properties fo:font-weight="bold" officeooo:rsid="029fbad1" style:font-weight-asian="bold" style:font-weight-complex="bold"/>
    </style:style>
    <style:style style:name="T13" style:family="text">
      <style:text-properties fo:font-weight="bold" officeooo:rsid="029367e6" style:font-weight-asian="bold" style:font-weight-complex="bold"/>
    </style:style>
    <style:style style:name="T14" style:family="text">
      <style:text-properties fo:font-weight="bold" officeooo:rsid="02a0ff5e" style:font-weight-asian="bold" style:font-weight-complex="bold"/>
    </style:style>
    <style:style style:name="T15" style:family="text">
      <style:text-properties fo:font-weight="bold" officeooo:rsid="02a1eff2" style:font-weight-asian="bold" style:font-weight-complex="bold"/>
    </style:style>
    <style:style style:name="T16" style:family="text">
      <style:text-properties fo:font-weight="bold" officeooo:rsid="02a45933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22b58ca" style:font-weight-asian="normal" style:font-weight-complex="normal"/>
    </style:style>
    <style:style style:name="T19" style:family="text">
      <style:text-properties fo:font-weight="normal" officeooo:rsid="02266356" style:font-weight-asian="normal" style:font-weight-complex="normal"/>
    </style:style>
    <style:style style:name="T20" style:family="text">
      <style:text-properties fo:font-weight="normal" officeooo:rsid="026859ac" style:font-weight-asian="normal" style:font-weight-complex="normal"/>
    </style:style>
    <style:style style:name="T21" style:family="text">
      <style:text-properties fo:font-weight="normal" officeooo:rsid="024c350d" style:font-weight-asian="normal" style:font-weight-complex="normal"/>
    </style:style>
    <style:style style:name="T22" style:family="text">
      <style:text-properties fo:font-weight="normal" officeooo:rsid="02770d63" style:font-weight-asian="normal" style:font-weight-complex="normal"/>
    </style:style>
    <style:style style:name="T23" style:family="text">
      <style:text-properties fo:font-weight="normal" officeooo:rsid="0282b0b9" style:font-weight-asian="normal" style:font-weight-complex="normal"/>
    </style:style>
    <style:style style:name="T24" style:family="text">
      <style:text-properties fo:font-weight="normal" officeooo:rsid="0290c969" style:font-weight-asian="normal" style:font-weight-complex="normal"/>
    </style:style>
    <style:style style:name="T25" style:family="text">
      <style:text-properties fo:font-weight="normal" officeooo:rsid="0295989f" style:font-weight-asian="normal" style:font-weight-complex="normal"/>
    </style:style>
    <style:style style:name="T26" style:family="text">
      <style:text-properties fo:font-weight="normal" officeooo:rsid="0298cfc3" style:font-weight-asian="normal" style:font-weight-complex="normal"/>
    </style:style>
    <style:style style:name="T27" style:family="text">
      <style:text-properties fo:font-weight="normal" officeooo:rsid="029a93a9" style:font-weight-asian="normal" style:font-weight-complex="normal"/>
    </style:style>
    <style:style style:name="T28" style:family="text">
      <style:text-properties fo:font-weight="normal" officeooo:rsid="029c3169" style:font-weight-asian="normal" style:font-weight-complex="normal"/>
    </style:style>
    <style:style style:name="T29" style:family="text">
      <style:text-properties fo:font-weight="normal" officeooo:rsid="029de4b8" style:font-weight-asian="normal" style:font-weight-complex="normal"/>
    </style:style>
    <style:style style:name="T30" style:family="text">
      <style:text-properties fo:font-weight="normal" officeooo:rsid="029df9a7" style:font-weight-asian="normal" style:font-weight-complex="normal"/>
    </style:style>
    <style:style style:name="T31" style:family="text">
      <style:text-properties fo:font-weight="normal" officeooo:rsid="029fbad1" style:font-weight-asian="normal" style:font-weight-complex="normal"/>
    </style:style>
    <style:style style:name="T32" style:family="text">
      <style:text-properties fo:font-weight="normal" officeooo:rsid="02a0ff5e" style:font-weight-asian="normal" style:font-weight-complex="normal"/>
    </style:style>
    <style:style style:name="T33" style:family="text">
      <style:text-properties fo:font-weight="normal" officeooo:rsid="02a1eff2" style:font-weight-asian="normal" style:font-weight-complex="normal"/>
    </style:style>
    <style:style style:name="T34" style:family="text">
      <style:text-properties fo:font-weight="normal" officeooo:rsid="02a2556b" style:font-weight-asian="normal" style:font-weight-complex="normal"/>
    </style:style>
    <style:style style:name="T35" style:family="text">
      <style:text-properties fo:font-weight="normal" officeooo:rsid="02a35233" style:font-weight-asian="normal" style:font-weight-complex="normal"/>
    </style:style>
    <style:style style:name="T36" style:family="text">
      <style:text-properties fo:font-weight="normal" officeooo:rsid="02a45933" style:font-weight-asian="normal" style:font-weight-complex="normal"/>
    </style:style>
    <style:style style:name="T37" style:family="text">
      <style:text-properties officeooo:rsid="00e51007"/>
    </style:style>
    <style:style style:name="T38" style:family="text">
      <style:text-properties officeooo:rsid="022fd8d1"/>
    </style:style>
    <style:style style:name="T39" style:family="text">
      <style:text-properties officeooo:rsid="0294c92d"/>
    </style:style>
    <style:style style:name="T40" style:family="text">
      <style:text-properties officeooo:rsid="0295989f"/>
    </style:style>
    <style:style style:name="T41" style:family="text">
      <style:text-properties style:text-position="super 58%" fo:font-weight="normal" officeooo:rsid="029de4b8" style:font-weight-asian="normal" style:font-weight-complex="normal"/>
    </style:style>
    <style:style style:name="T42" style:family="text">
      <style:text-properties officeooo:rsid="029fbad1"/>
    </style:style>
    <style:style style:name="T43" style:family="text">
      <style:text-properties officeooo:rsid="02a459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CB IT Stuff recording <text:span text:style-name="T39">17 October</text:span> 201<text:span text:style-name="T38">8</text:span></text:p>
      <text:p text:style-name="P4"><text:span text:style-name="T2">[0]</text:span><text:span text:style-name="T37"> Hello everybody, welcome to IT Stuff for October 2018, for avoidance of doubt we are the bramble-covered folly in the media landscape around the gleaming skyscrapers of information technology. And if you check that on Listen Again I think you’ll find that is not a mixed metaphor. Sharing this highly scripted moment with me are Kriss and Shi, and I’m the ghost of Paul Allen. </text:span></text:p>
      <text:p text:style-name="P6"><text:span text:style-name="T8">[2 Min]</text:span><text:span text:style-name="T20"> </text:span><text:span text:style-name="T25">Let’s make a start with Don’t Be Evil Google! </text:span><text:span text:style-name="T10">[EVILJINGLE] </text:span><text:span text:style-name="T25">there’s a reason why we top &amp; tail the show with regular features Don’t Be Evil Google and Go Home Elon You’re </text:span><text:span text:style-name="T26">D</text:span><text:span text:style-name="T25">runk, and that’s cos they can be relied on to produce material every month. </text:span><text:span text:style-name="T26">T</text:span><text:span text:style-name="T25">his month Google is having to close down Google+. What’s Google+? That’s the point really, but it does have some users, and it turns out their details could be snaffled easy-peasy, and Google didn’t fess up until just now.</text:span></text:p>
      <text:p text:style-name="P3"><text:span text:style-name="T40">[</text:span>5 Min]<text:span text:style-name="T17"> Meanwhile next door at Facebook they’ve done much the same thing, </text:span><text:span text:style-name="T31">19 million profiles leaked.</text:span><text:span text:style-name="T17"> The sprinkled parsley on the top of that **** sandwich is Facebook blocked the Guardian’s story about this cos it’s fake news. And spare a thought for Monsieur Luc Anus who wants to get on </text:span><text:span text:style-name="T27">the council at Lobbes, near Charleroi in Belgium. Facebook has a notorious Real Name policy but it wouldn’t let Mr Anus get onto Facebook cos his name is rude, he had to call himself Anu. </text:span></text:p>
      <text:p text:style-name="P8"><text:span text:style-name="T13">[8</text:span><text:span text:style-name="T10"> Min]</text:span><text:span text:style-name="T25"> </text:span><text:span text:style-name="T26">We should have a regular slot for Windows Update. In this episode, </text:span><text:span text:style-name="T28">the Windows October Update got launched, and then got pulled when it turned out it deleted people’s files "All your files are where you left them”. </text:span><text:span text:style-name="T32">Then it</text:span><text:span text:style-name="T28"> got fixed, and relaunched, and then got pulled when it turned out that Intel audio was broken, and it’ll be having another go-round in the next few days. Squeeeeee!</text:span></text:p>
      <text:p text:style-name="P2">[1<text:span text:style-name="T42">0</text:span> Min]<text:span text:style-name="T17"> </text:span><text:span text:style-name="T31">Other quickie news stuff, Tim Berners Lee launched a new decentralised web thing that I don’t understand. Please explain it to me! Is it going anywhere? And there’s a great bug in libssh, the client says to the server “yeah I’m good, let me in”, the ssh library nobody uses. </text:span><text:span text:style-name="T32">And there’s been a bit of a flap about tiny evil Chinese spychips that may have been snuck onto Supermicro motherboards. Do we believe that? </text:span><text:span text:style-name="T33">And a new service for Trump supporting lonely hearts “Donald Daters - Make America Date Again” turns out to have no security at all. Sad.</text:span></text:p>
      <text:p text:style-name="P4"><text:span text:style-name="T7">[</text:span><text:span text:style-name="T5">1</text:span><text:span text:style-name="T15">5</text:span><text:span text:style-name="T5"> Min]</text:span><text:span text:style-name="T19"> </text:span><text:span text:style-name="T18">You're listening to </text:span><text:span text:style-name="T29">BCB 106.6FM, this is IT Stuff, otherwise available at itstuff.org.uk. October the 9</text:span><text:span text:style-name="T41">th</text:span><text:span text:style-name="T29"> was Ada Lovelace Day, and how did we celebrate women in technology this year? By pointing out that this year’s Nobel Prize for Physics winner, Donna Strickland, didn’t have a Wikipedia page cos </text:span><text:span text:style-name="T30">back in 2014 somebody objected that she wasn’t notable enough. </text:span></text:p>
      <text:p text:style-name="P10"><text:span text:style-name="T11">[</text:span><text:span text:style-name="T12">17 Min] </text:span><text:span text:style-name="T14">World of Stuff!! </text:span><text:span text:style-name="T16">[STUFF] </text:span><text:span text:style-name="T35">Drones everywhere - Disney graffiti drone “Paintcopter”, </text:span><text:span text:style-name="T36">some firm called Aha in Reykjavik is delivering burgers by drone in ~ 4 mins for £5, “before 7pm on days that are not too windy, too snowy, or too rainy”,</text:span><text:span text:style-name="T35"> </text:span><text:span text:style-name="T36">and Ocado now have a driverless grocery van making deliveries in Greenwich in that London. <text:s/>There’s now an </text:span><text:span text:style-name="T34">Alexa enabled microwave, </text:span><text:span text:style-name="T36">controlled by a nearby Amazon Echo! </text:span><text:span text:style-name="T34">P</text:span><text:span text:style-name="T35">epper the robot went before MPs, </text:span><text:span text:style-name="T36">it’s rancid!</text:span></text:p>
      <text:p text:style-name="P8"><text:span text:style-name="T32">Someone’s invented a new phone attachment, it’s a strap-on robotic waggly index finger, fully articulated. Most polite response was “</text:span>If my phone did that, I’d hit it with a broom and bury it with a stake through its heart and a really big rock on top. And even then I’d not sleep soundly”</text:p>
      <text:p text:style-name="P7"><text:span text:style-name="T11">[</text:span><text:span text:style-name="T12">22 Min</text:span><text:span text:style-name="T1">]</text:span><text:span text:style-name="T17"> </text:span><text:span text:style-name="T12">Local Events</text:span><text:span text:style-name="T31">, next Coder Dojo 17 November cos the October one just happened. bradford-coderdojo.github.io</text:span></text:p>
      <text:p text:style-name="P9"><text:span text:style-name="T3">[</text:span><text:span text:style-name="T4">2</text:span><text:span text:style-name="T12">4</text:span><text:span text:style-name="T4"> Min] </text:span><text:span text:style-name="T6">Go Home Elon You're </text:span><text:span text:style-name="T10">Drunk</text:span><text:span text:style-name="T21"> </text:span><text:span text:style-name="T33">He</text:span><text:span text:style-name="T30"> was charged with Fraud over his Tesla buyout tweets. Him and Tesla settled that with twelve million dollars </text:span><text:span text:style-name="T33">and agreement to “put in place additional controls and procedures to oversee Musk’s communications.”</text:span><text:span text:style-name="T30"> </text:span><text:span text:style-name="T33">So he tweeted out a few insults before that started</text:span><text:span text:style-name="T30">. </text:span><text:span text:style-name="T33">And he’s ended the month by trademarking Tesla branded Tequila -- Teslaquila.</text:span></text:p>
      <text:p text:style-name="P5"><text:span text:style-name="T9">[2</text:span><text:span text:style-name="T12">6</text:span><text:span text:style-name="T9"> Min]</text:span><text:span text:style-name="T22"> </text:span><text:span text:style-name="T24">To play us out</text:span><text:span text:style-name="T23">, </text:span><text:span text:style-name="T30">here’s some weird stuff that Shi found </text:span><text:span text:style-name="T36">at musicforprogramming.net, this is compilation numer 42 by datasette. Bye! </text:span><text:span text:style-name="T30"><text:line-break/></text:span><text:a xlink:type="simple" xlink:href="http://datashat.net/music_for_programming_42-datassette.mp3" text:style-name="Internet_20_link" text:visited-style-name="Visited_20_Internet_20_Link"><text:span text:style-name="T30">http://datashat.net/music_for_programming_42-datassette.mp3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Arial Unicode MS" style:font-family-asian="'Arial Unicode MS'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0:40:21.943372363</meta:creation-date>
    <dc:date>2018-10-17T15:00:49.438146237</dc:date>
    <meta:editing-duration>PT15H37M16S</meta:editing-duration>
    <meta:editing-cycles>123</meta:editing-cycles>
    <meta:generator>LibreOffice/6.1.2.1$Linux_X86_64 LibreOffice_project/10$Build-1</meta:generator>
    <meta:document-statistic meta:table-count="0" meta:image-count="0" meta:object-count="0" meta:page-count="1" meta:paragraph-count="12" meta:word-count="715" meta:character-count="4144" meta:non-whitespace-character-count="3436"/>
  </office:meta>
</office:document-meta>
</file>